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office:value-type="string">
            <text:p>Level</text:p>
          </table:table-cell>
          <table:table-cell table:style-name="ce17" table:number-columns-repeated="1015"/>
        </table:table-row>
        <table:table-row table:style-name="ro1">
          <table:table-cell table:style-name="ce2" office:value-type="string">
            <text:p>Sandbox</text:p>
          </table:table-cell>
          <table:table-cell table:style-name="ce2" table:formula="of:=&quot;Scripts/Scenes/Generated/&quot;&amp;[.A2]&amp;&quot;.csv&quot;" office:value-type="string" office:string-value="Scripts/Scenes/Generated/Sandbox.csv">
            <text:p>Scripts/Scenes/Generated/Sandbox.csv</text:p>
          </table:table-cell>
          <table:table-cell table:style-name="ce4" office:value-type="string">
            <text:p>Sandbox</text:p>
          </table:table-cell>
          <table:table-cell table:style-name="ce8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Intro</text:p>
          </table:table-cell>
          <table:table-cell table:style-name="ce2" table:formula="of:=&quot;Scripts/Scenes/Generated/&quot;&amp;[.A3]&amp;&quot;.csv&quot;" office:value-type="string" office:string-value="Scripts/Scenes/Generated/Vanguard_HubIntro.csv">
            <text:p>Scripts/Scenes/Generated/Vanguard_HubIntro.csv</text:p>
          </table:table-cell>
          <table:table-cell table:style-name="ce4" office:value-type="string">
            <text:p>Vanguard Hub Intro</text:p>
          </table:table-cell>
          <table:table-cell table:style-name="ce8" office:value-type="string">
            <text:p>Vanguard_VIntro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Intro</text:p>
          </table:table-cell>
          <table:table-cell table:style-name="ce2" table:formula="of:=&quot;Scripts/Scenes/Generated/&quot;&amp;[.A4]&amp;&quot;.csv&quot;" office:value-type="string" office:string-value="Scripts/Scenes/Generated/Vanguard_VIntro.csv">
            <text:p>Scripts/Scenes/Generated/Vanguard_VIntro.csv</text:p>
          </table:table-cell>
          <table:table-cell table:style-name="ce4" office:value-type="string">
            <text:p>Vanguard V Intro</text:p>
          </table:table-cell>
          <table:table-cell table:style-name="ce8" table:formula="of:=[.A5]" office:value-type="string" office:string-value="Vanguard_Hub0">
            <text:p>Vanguard_Hub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Scripts/Scenes/Generated/&quot;&amp;[.A5]&amp;&quot;.csv&quot;" office:value-type="string" office:string-value="Scripts/Scenes/Generated/Vanguard_Hub0.csv">
            <text:p>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Scripts/Scenes/Generated/&quot;&amp;[.A6]&amp;&quot;.csv&quot;" office:value-type="string" office:string-value="Scripts/Scenes/Generated/Vanguard_Hub1.csv">
            <text:p>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4]" office:value-type="string" office:string-value="Vanguard_V3">
            <text:p>Vanguard_V3</text:p>
          </table:table-cell>
          <table:table-cell table:style-name="ce2" table:formula="of:=[.A12]" office:value-type="string" office:string-value="Vanguard_V1">
            <text:p>Vanguard_V1</text:p>
          </table:table-cell>
          <table:table-cell table:style-name="ce2" table:formula="of:=[.A24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Scripts/Scenes/Generated/&quot;&amp;[.A7]&amp;&quot;.csv&quot;" office:value-type="string" office:string-value="Scripts/Scenes/Generated/Vanguard_Hub2.csv">
            <text:p>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6]" office:value-type="string" office:string-value="Vanguard_V5">
            <text:p>Vanguard_V5</text:p>
          </table:table-cell>
          <table:table-cell table:style-name="ce2" table:formula="of:=[.A14]" office:value-type="string" office:string-value="Vanguard_V3">
            <text:p>Vanguard_V3</text:p>
          </table:table-cell>
          <table:table-cell table:style-name="ce2" table:formula="of:=[.A26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Scripts/Scenes/Generated/&quot;&amp;[.A8]&amp;&quot;.csv&quot;" office:value-type="string" office:string-value="Scripts/Scenes/Generated/Vanguard_Hub3.csv">
            <text:p>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6]" office:value-type="string" office:string-value="Vanguard_V5">
            <text:p>Vanguard_V5</text:p>
          </table:table-cell>
          <table:table-cell table:style-name="ce2" table:formula="of:=[.A28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Scripts/Scenes/Generated/&quot;&amp;[.A9]&amp;&quot;.csv&quot;" office:value-type="string" office:string-value="Scripts/Scenes/Generated/Vanguard_Hub4.csv">
            <text:p>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9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4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Scripts/Scenes/Generated/&quot;&amp;[.A10]&amp;&quot;.csv&quot;" office:value-type="string" office:string-value="Scripts/Scenes/Generated/Vanguard_Hub5.csv">
            <text:p>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21]" office:value-type="string" office:string-value="Vanguard_V10">
            <text:p>Vanguard_V10</text:p>
          </table:table-cell>
          <table:table-cell table:style-name="ce2" table:formula="of:=[.A19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6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Scripts/Scenes/Generated/&quot;&amp;[.A11]&amp;&quot;.csv&quot;" office:value-type="string" office:string-value="Scripts/Scenes/Generated/Vanguard_Hub6.csv">
            <text:p>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1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8]" office:value-type="string" office:string-value="Vanguard_H5">
            <text:p>Vanguard_H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Scripts/Scenes/Generated/&quot;&amp;[.A12]&amp;&quot;.csv&quot;" office:value-type="string" office:string-value="Scripts/Scenes/Generated/Vanguard_V1.csv">
            <text:p>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3]" office:value-type="string" office:string-value="Vanguard_V2">
            <text:p>Vanguard_V2</text:p>
          </table:table-cell>
          <table:table-cell table:style-name="ce2" table:formula="of:=[.A13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Scripts/Scenes/Generated/&quot;&amp;[.A13]&amp;&quot;.csv&quot;" office:value-type="string" office:string-value="Scripts/Scenes/Generated/Vanguard_V2.csv">
            <text:p>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6]" office:value-type="string" office:string-value="Vanguard_Hub1">
            <text:p>Vanguard_Hub1</text:p>
          </table:table-cell>
          <table:table-cell table:style-name="ce2" table:formula="of:=[.A5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Scripts/Scenes/Generated/&quot;&amp;[.A14]&amp;&quot;.csv&quot;" office:value-type="string" office:string-value="Scripts/Scenes/Generated/Vanguard_V3.csv">
            <text:p>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5]" office:value-type="string" office:string-value="Vanguard_V4">
            <text:p>Vanguard_V4</text:p>
          </table:table-cell>
          <table:table-cell table:style-name="ce2" table:formula="of:=[.A15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Scripts/Scenes/Generated/&quot;&amp;[.A15]&amp;&quot;.csv&quot;" office:value-type="string" office:string-value="Scripts/Scenes/Generated/Vanguard_V4.csv">
            <text:p>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7]" office:value-type="string" office:string-value="Vanguard_Hub2">
            <text:p>Vanguard_Hub2</text:p>
          </table:table-cell>
          <table:table-cell table:style-name="ce2" table:formula="of:=[.A6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Scripts/Scenes/Generated/&quot;&amp;[.A16]&amp;&quot;.csv&quot;" office:value-type="string" office:string-value="Scripts/Scenes/Generated/Vanguard_V5.csv">
            <text:p>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7]" office:value-type="string" office:string-value="Vanguard_V6">
            <text:p>Vanguard_V6</text:p>
          </table:table-cell>
          <table:table-cell table:style-name="ce2" table:formula="of:=[.A17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Scripts/Scenes/Generated/&quot;&amp;[.A17]&amp;&quot;.csv&quot;" office:value-type="string" office:string-value="Scripts/Scenes/Generated/Vanguard_V6.csv">
            <text:p>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8]" office:value-type="string" office:string-value="Vanguard_V7">
            <text:p>Vanguard_V7</text:p>
          </table:table-cell>
          <table:table-cell table:style-name="ce2" table:formula="of:=[.A18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Scripts/Scenes/Generated/&quot;&amp;[.A18]&amp;&quot;.csv&quot;" office:value-type="string" office:string-value="Scripts/Scenes/Generated/Vanguard_V7.csv">
            <text:p>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8]" office:value-type="string" office:string-value="Vanguard_Hub3">
            <text:p>Vanguard_Hub3</text:p>
          </table:table-cell>
          <table:table-cell table:style-name="ce2" table:formula="of:=[.A7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Scripts/Scenes/Generated/&quot;&amp;[.A19]&amp;&quot;.csv&quot;" office:value-type="string" office:string-value="Scripts/Scenes/Generated/Vanguard_V8.csv">
            <text:p>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20]" office:value-type="string" office:string-value="Vanguard_V9">
            <text:p>Vanguard_V9</text:p>
          </table:table-cell>
          <table:table-cell table:style-name="ce2" table:formula="of:=[.A20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Scripts/Scenes/Generated/&quot;&amp;[.A20]&amp;&quot;.csv&quot;" office:value-type="string" office:string-value="Scripts/Scenes/Generated/Vanguard_V9.csv">
            <text:p>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10]" office:value-type="string" office:string-value="Vanguard_Hub5">
            <text:p>Vanguard_Hub5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Scripts/Scenes/Generated/&quot;&amp;[.A21]&amp;&quot;.csv&quot;" office:value-type="string" office:string-value="Scripts/Scenes/Generated/Vanguard_V10.csv">
            <text:p>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22]" office:value-type="string" office:string-value="Vanguard_V11">
            <text:p>Vanguard_V11</text:p>
          </table:table-cell>
          <table:table-cell table:style-name="ce2" table:formula="of:=[.A22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Scripts/Scenes/Generated/&quot;&amp;[.A22]&amp;&quot;.csv&quot;" office:value-type="string" office:string-value="Scripts/Scenes/Generated/Vanguard_V11.csv">
            <text:p>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3]" office:value-type="string" office:string-value="Vanguard_V12">
            <text:p>Vanguard_V12</text:p>
          </table:table-cell>
          <table:table-cell table:style-name="ce2" table:formula="of:=[.A23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Scripts/Scenes/Generated/&quot;&amp;[.A23]&amp;&quot;.csv&quot;" office:value-type="string" office:string-value="Scripts/Scenes/Generated/Vanguard_V12.csv">
            <text:p>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11]" office:value-type="string" office:string-value="Vanguard_Hub6">
            <text:p>Vanguard_Hub6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Scripts/Scenes/Generated/&quot;&amp;[.A24]&amp;&quot;.csv&quot;" office:value-type="string" office:string-value="Scripts/Scenes/Generated/Vanguard_H1.csv">
            <text:p>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5]" office:value-type="string" office:string-value="Vanguard_H2">
            <text:p>Vanguard_H2</text:p>
          </table:table-cell>
          <table:table-cell table:style-name="ce14" table:formula="of:=[.A25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Scripts/Scenes/Generated/&quot;&amp;[.A25]&amp;&quot;.csv&quot;" office:value-type="string" office:string-value="Scripts/Scenes/Generated/Vanguard_H2.csv">
            <text:p>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14" table:formula="of:=[.A6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Scripts/Scenes/Generated/&quot;&amp;[.A26]&amp;&quot;.csv&quot;" office:value-type="string" office:string-value="Scripts/Scenes/Generated/Vanguard_H3.csv">
            <text:p>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7]" office:value-type="string" office:string-value="Vanguard_H4">
            <text:p>Vanguard_H4</text:p>
          </table:table-cell>
          <table:table-cell table:style-name="ce14" table:formula="of:=[.A27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Scripts/Scenes/Generated/&quot;&amp;[.A27]&amp;&quot;.csv&quot;" office:value-type="string" office:string-value="Scripts/Scenes/Generated/Vanguard_H4.csv">
            <text:p>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14" table:formula="of:=[.A7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Scripts/Scenes/Generated/&quot;&amp;[.A28]&amp;&quot;.csv&quot;" office:value-type="string" office:string-value="Scripts/Scenes/Generated/Vanguard_H5.csv">
            <text:p>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9]" office:value-type="string" office:string-value="Vanguard_H6">
            <text:p>Vanguard_H6</text:p>
          </table:table-cell>
          <table:table-cell table:style-name="ce14" table:formula="of:=[.A29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Scripts/Scenes/Generated/&quot;&amp;[.A29]&amp;&quot;.csv&quot;" office:value-type="string" office:string-value="Scripts/Scenes/Generated/Vanguard_H6.csv">
            <text:p>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1]" office:value-type="string" office:string-value="Vanguard_Hub6">
            <text:p>Vanguard_Hub6</text:p>
          </table:table-cell>
          <table:table-cell table:style-name="ce14" table:formula="of:=[.A8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2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2:00:03.71</dc:date>
    <dc:creator>Wister </dc:creator>
    <meta:editing-duration>PT59M46S</meta:editing-duration>
    <meta:editing-cycles>38</meta:editing-cycles>
    <meta:document-statistic meta:table-count="1" meta:cell-count="261" meta:object-count="0"/>
  </office:meta>
</office:document-meta>
</file>